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</office:automatic-styles>
  <office:body>
    <office:text>
      <text:h text:style-name="Heading_20_1" text:outline-level="1"><text:bookmark-start text:name="loop-vocabulary"/>Loop Vocabulary<text:bookmark-end text:name="loop-vocabulary"/></text:h>
      <text:p text:style-name="First_20_paragraph">Variables and values can have multiple roles, but it is useful to mention three different roles in the context of loops:</text:p>
      <text:p text:style-name="Definition_20_Term">Counter</text:p>
      <text:p text:style-name="Definition_20_Definition">Variable that is incremented every time a given event occurs.</text:p>
      <text:p text:style-name="P1">int i = 0; // i is a counter</text:p>
      <text:p text:style-name="P2">while (i &lt; 10){</text:p>
      <text:p text:style-name="P3"><text:s text:c="4"/>Console.WriteLine($"{i}");</text:p>
      <text:p text:style-name="P4"><text:s text:c="4"/>i++;</text:p>
      <text:p text:style-name="P5">}</text:p>
      <text:p text:style-name="Definition_20_Term">Sentinel Value</text:p>
      <text:p text:style-name="Definition_20_Definition">A special value that signals that the loop needs to end.</text:p>
      <text:p text:style-name="P6">Console.WriteLine("Give me a string.");</text:p>
      <text:p text:style-name="P7">string ans = Console.ReadLine();</text:p>
      <text:p text:style-name="P8">while (ans != "Quit") // The sentinel value is "Quit".</text:p>
      <text:p text:style-name="P9">{</text:p>
      <text:p text:style-name="P10"><text:s text:c="4"/>Console.WriteLine("Hi!");</text:p>
      <text:p text:style-name="P11"><text:s text:c="4"/>Console.WriteLine("Enter \"Quit\" to quit, or anything else to continue.");</text:p>
      <text:p text:style-name="P12"><text:s text:c="4"/>ans = Console.ReadLine();</text:p>
      <text:p text:style-name="P13">}</text:p>
      <text:p text:style-name="Definition_20_Term">Accumulator</text:p>
      <text:p text:style-name="Definition_20_Definition">Variable used to keep the total of several values.</text:p>
      <text:p text:style-name="P14">int i = 0, total = 0;</text:p>
      <text:p text:style-name="P15">while (i &lt; 10){</text:p>
      <text:p text:style-name="P16"><text:s text:c="4"/>total += i; // total is the accumulator.</text:p>
      <text:p text:style-name="P17"><text:s text:c="4"/>i++;</text:p>
      <text:p text:style-name="P18">}</text:p>
      <text:p text:style-name="P19"/>
      <text:p text:style-name="P20">Console.WriteLine($"The sum from 0 to {i} is {total}.");</text:p>
      <text:p text:style-name="First_20_paragraph">We can have an accumulator and a sentinel value at the same time:</text:p>
      <text:p text:style-name="P21">Console.WriteLine("Enter a number to sum, or \"Done\" to stop and print the total.");</text:p>
      <text:p text:style-name="P22">string enter = Console.ReadLine();</text:p>
      <text:p text:style-name="P23">int sum = 0;</text:p>
      <text:p text:style-name="P24">while (enter != "Done")</text:p>
      <text:p text:style-name="P25">{</text:p>
      <text:p text:style-name="P26"><text:s text:c="4"/>sum += int.Parse(enter);</text:p>
      <text:p text:style-name="P27"><text:s text:c="4"/>Console.WriteLine("Enter a number to sum, or \"Done\" to stop and print the total.");</text:p>
      <text:p text:style-name="P28"><text:s text:c="4"/>enter = Console.ReadLine();</text:p>
      <text:p text:style-name="P29">}</text:p>
      <text:p text:style-name="P30">Console.WriteLine($"Your total is {sum}.");</text:p>
      <text:p text:style-name="First_20_paragraph">You can have counter, accumulator and sentinel values at the same time:</text:p>
      <text:p text:style-name="P31">int a = 0;</text:p>
      <text:p text:style-name="P32">int sum = 0;</text:p>
      <text:p text:style-name="P33">int counter = 0;</text:p>
      <text:p text:style-name="P34">Console.WriteLine("Enter an integer, or N to quit.");</text:p>
      <text:p text:style-name="P35">string entered = Console.ReadLine();</text:p>
      <text:p text:style-name="P36">while (entered != "N") // Sentinel value</text:p>
      <text:p text:style-name="P37">{</text:p>
      <text:p text:style-name="P38"><text:s text:c="4"/>a = int.Parse(entered);</text:p>
      <text:p text:style-name="P39"><text:s text:c="4"/>sum += a; // Accumulator</text:p>
      <text:p text:style-name="P40"><text:s text:c="4"/>Console.WriteLine("Enter an integer, or N to quit.");</text:p>
      <text:p text:style-name="P41"><text:s text:c="4"/>entered = Console.ReadLine();</text:p>
      <text:p text:style-name="P42"><text:s text:c="4"/>counter++; // counter</text:p>
      <text:p text:style-name="P43">}</text:p>
      <text:p text:style-name="P44">Console.WriteLine($"The average is {sum / (double)counter}");</text:p>
      <text:p text:style-name="First_20_paragraph">We can distinguish between three “flavors” of loops (that are not mutually exclusive):</text:p>
      <text:p text:style-name="Definition_20_Term">Sentinel controlled loop</text:p>
      <text:p text:style-name="Definition_20_Definition">The exit condition tests if a variable has (or is different from) a <text:span text:style-name="T1">specific value</text:span>.</text:p>
      <text:p text:style-name="Definition_20_Term">User controlled loop</text:p>
      <text:p text:style-name="Definition_20_Definition">The number of iterations depends on the <text:span text:style-name="T1">user</text:span>.</text:p>
      <text:p text:style-name="Definition_20_Term">Count controlled loop</text:p>
      <text:p text:style-name="Definition_20_Definition">The number of iterations depends on a <text:span text:style-name="T1">counter</text:span>.</text:p>
      <text:p text:style-name="First_20_paragraph">Note that a user-controlled loop can be sentinel-controlled (that is the example we just saw), but also count-controlled (“Give me a value, and I will iterate a task that many times”)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42Z</meta:creation-date>
    <dc:date>2024-08-15T18:01:42Z</dc:date>
  </office:meta>
</office:document-meta>
</file>